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7" style:family="paragraph" style:parent-style-name="Table_20_Contents">
      <style:paragraph-properties fo:line-height="150%"/>
      <style:text-properties style:font-name="Arial" style:font-name-asian="Arial"/>
    </style:style>
    <style:style style:name="P18" style:family="paragraph" style:parent-style-name="Table_20_Contents">
      <style:text-properties style:font-name="Arial" fo:font-size="12pt" style:font-name-asian="Arial"/>
    </style:style>
    <style:style style:name="P1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0" style:family="paragraph" style:parent-style-name="Standard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0">
      <style:paragraph-properties fo:line-height="150%"/>
      <style:text-properties style:font-name="Arial" style:font-name-asian="Arial"/>
    </style:style>
    <style:style style:name="P22" style:family="paragraph" style:parent-style-name="Text_20_body" style:list-style-name="L30">
      <style:paragraph-properties fo:line-height="150%"/>
      <style:text-properties style:font-name="Arial" style:font-name-asian="Arial" style:language-asian="ja" style:country-asian="JP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67" style:family="paragraph" style:parent-style-name="Text_20_body" style:list-style-name="L16">
      <style:paragraph-properties fo:margin-top="0cm" fo:margin-bottom="0cm" fo:line-height="150%" style:writing-mode="lr-tb"/>
    </style:style>
    <style:style style:name="P68" style:family="paragraph" style:parent-style-name="Text_20_body" style:list-style-name="L22">
      <style:paragraph-properties fo:margin-top="0cm" fo:margin-bottom="0cm" fo:line-height="150%" style:writing-mode="lr-tb"/>
    </style:style>
    <style:style style:name="P6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3pt" fo:font-weight="bold" style:font-name-asian="Arial" style:font-size-asian="14pt" style:font-size-complex="14pt"/>
    </style:style>
    <style:style style:name="P72" style:family="paragraph" style:parent-style-name="Text_20_body" style:list-style-name="L2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3" style:family="paragraph" style:parent-style-name="Text_20_body" style:list-style-name="L2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74" style:family="paragraph" style:parent-style-name="Text_20_body" style:list-style-name="L2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75" style:family="paragraph" style:parent-style-name="Text_20_body" style:list-style-name="L2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6" style:family="paragraph" style:parent-style-name="Text_20_body" style:list-style-name="L29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7" style:family="paragraph" style:parent-style-name="Text_20_body" style:list-style-name="L29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7" style:family="text">
      <style:text-properties fo:font-variant="normal" fo:text-transform="none" fo:color="#000000" style:text-line-through-style="none" fo:font-style="italic" style:text-underline-style="none" style:text-blinking="false" fo:background-color="#ffcc00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ff3333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2" style:family="text">
      <style:text-properties fo:color="#ff0000" fo:font-size="15pt" fo:background-color="#f4cccc"/>
    </style:style>
    <style:style style:name="T13" style:family="text">
      <style:text-properties fo:color="#ff0000" fo:font-size="15pt" fo:background-color="#f4cccc" style:language-asian="ja" style:country-asian="JP"/>
    </style:style>
    <style:style style:name="T14" style:family="text">
      <style:text-properties style:language-asian="ja" style:country-asian="JP"/>
    </style:style>
    <style:style style:name="T15" style:family="text">
      <style:text-properties fo:background-color="#ccff66"/>
    </style:style>
    <style:style style:name="T16" style:family="text">
      <style:text-properties fo:color="#ff3333"/>
    </style:style>
    <style:style style:name="T17" style:family="text">
      <style:text-properties fo:color="#ff3333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------------------------------------------------------</text:p>
      <text:p text:style-name="P10"><text:span text:style-name="T2">res free# JVEMV6 44#8.4.2_11 / 44. currency / 8. prog-python / 4 tester / 2. id-2 / </text:span><text:span text:style-name="T3">20191011_092228</text:span></text:p>
      <text:p text:style-name="P11"/>
      <text:p text:style-name="P7">[do] <text:span text:style-name="T12">#_ </text:span></text:p>
      <text:list xml:id="list2926158232031039596" text:style-name="L1">
        <text:list-item>
          <text:p text:style-name="P25">REVIEW</text:p>
        </text:list-item>
        <text:list-item>
          <text:p text:style-name="P25">SEG-1 : openoffice, sheet, conv string to number</text:p>
          <text:list>
            <text:list-item>
              <text:p text:style-name="P25"><text:a xlink:type="simple" xlink:href="https://forum.openoffice.org/en/forum/viewtopic.php?f=9&amp;t=27917" text:style-name="Internet_20_link" text:visited-style-name="Visited_20_Internet_20_Link">https://forum.openoffice.org/en/forum/viewtopic.php?f=9&amp;t=27917</text:a></text:p>
              <text:list>
                <text:list-item>
                  <text:p text:style-name="P25"><text:a xlink:type="simple" xlink:href="https://forum.openoffice.org/en/forum/viewtopic.php?f=9&amp;t=27917#p127116" text:style-name="Internet_20_link" text:visited-style-name="Visited_20_Internet_20_Link">https://forum.openoffice.org/en/forum/viewtopic.php?f=9&amp;t=27917#p127116</text:a></text:p>
                </text:list-item>
              </text:list>
            </text:list-item>
          </text:list>
        </text:list-item>
        <text:list-item>
          <text:p text:style-name="P25">TASK-1 : log_fx.(data).(44#8.4.2_10~).ods ==&gt; continue obs → any more tendencies ?</text:p>
          <text:list>
            <text:list-item>
              <text:p text:style-name="P25">T-1.1 : tab “session-10.copy_3”</text:p>
              <text:list>
                <text:list-item>
                  <text:p text:style-name="P25">“4-4-4” ==&gt; 3 cases, all → minus</text:p>
                </text:list-item>
                <text:list-item>
                  <text:p text:style-name="P25">“4-5-X” ==&gt; 3 cases, all → minus</text:p>
                </text:list-item>
              </text:list>
            </text:list-item>
          </text:list>
        </text:list-item>
        <text:list-item>
          <text:p text:style-name="P25"><text:span text:style-name="T12">~ </text:span>TASK-2 : <text:span text:style-name="T14">see memo (idea-1) ==&gt; dp programming (or, log_fx.(main).ods)</text:span></text:p>
          <text:list>
            <text:list-item>
              <text:list>
                <text:list-item>
                  <text:p text:style-name="P55">coding → starting point ==&gt; web “dp-2<text:tab/># detect patterns : series-1”</text:p>
                </text:list-item>
              </text:list>
            </text:list-item>
            <text:list-item>
              <text:p text:style-name="P55">T-2.1</text:p>
            </text:list-item>
          </text:list>
        </text:list-item>
      </text:list>
      <text:p text:style-name="P7">[next]</text:p>
      <text:list xml:id="list5410507929180603223" text:style-name="L2">
        <text:list-item>
          <text:p text:style-name="P26">TASK : 44#8.4.3_X</text:p>
          <text:list>
            <text:list-item>
              <text:p text:style-name="P26">==&gt; see memo in : 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span text:style-name="T14">″</text:span>C:\WORKS_2\WS\WS_Others.prog\log_fx.(main).ods<text:span text:style-name="T14">″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list xml:id="list33616896" text:continue-numbering="true" text:style-name="L2">
        <text:list-item>
          <text:list>
            <text:list-header>
              <text:p text:style-name="P26"/>
              <text:list>
                <text:list-item>
                  <text:p text:style-name="P26">C:\WORKS_2\WS\WS_Others.prog\log_fx.(main).ods</text:p>
                </text:list-item>
              </text:list>
            </text:list-header>
            <text:list-item>
              <text:p text:style-name="P26">==&gt; new FUNC : tester_T_3(request)</text:p>
              <text:list>
                <text:list-item>
                  <text:p text:style-name="P26">#_20191011_100514</text:p>
                </text:list-item>
              </text:list>
            </text:list-item>
          </text:list>
        </text:list-item>
      </text:list>
      <text:p text:style-name="P7">[further]</text:p>
      <text:list xml:id="list4033814244773618707" text:style-name="L3">
        <text:list-item>
          <text:p text:style-name="P27"><text:soft-page-break/></text:p>
        </text:list-item>
      </text:list>
      <text:p text:style-name="P2"><text:line-break/><text:span text:style-name="T15">[/ 20191011_100048]</text:span></text:p>
      <text:p text:style-name="P2"/>
      <text:p text:style-name="P9"/>
      <text:p text:style-name="P7">---------------------------------------------------------------------------</text:p>
      <text:p text:style-name="P11">res free# JVEMV6 44#8.4.3_1 / 44. currency / 8. prog-python / 4 tester / 2. id-3 / 20191012_101113</text:p>
      <text:p text:style-name="P11"/>
      <text:p text:style-name="P7">[do] <text:span text:style-name="T12">#_ </text:span></text:p>
      <text:list xml:id="list8342359950902347809" text:style-name="L4">
        <text:list-item>
          <text:p text:style-name="P28">% REVIEW</text:p>
        </text:list-item>
        <text:list-item>
          <text:p text:style-name="P28">TASK-1 : new FUNC : tester_T_3(request)</text:p>
          <text:list>
            <text:list-item>
              <text:list>
                <text:list-item>
                  <text:p text:style-name="P28">#_20191011_100514</text:p>
                </text:list-item>
                <text:list-item>
                  <text:p text:style-name="P28">==&gt; NO. use : tester_T_2(request)</text:p>
                  <text:list>
                    <text:list-item>
                      <text:p text:style-name="P28">#_20191003_124456:caller</text:p>
                    </text:list-item>
                  </text:list>
                </text:list-item>
              </text:list>
            </text:list-item>
            <text:list-item>
              <text:p text:style-name="P28"><text:span text:style-name="T12">#_ </text:span>T-1.1</text:p>
              <text:list>
                <text:list-item>
                  <text:list>
                    <text:list-item>
                      <text:p text:style-name="P28">current code ---&gt; to a new FUNC : _tester_T_2__Choice_1(request)</text:p>
                    </text:list-item>
                  </text:list>
                </text:list-item>
                <text:list-item>
                  <text:p text:style-name="P28">CODING</text:p>
                  <text:list>
                    <text:list-item>
                      <text:p text:style-name="P28">new FUNC</text:p>
                      <text:list>
                        <text:list-item>
                          <text:p text:style-name="P28">sig</text:p>
                        </text:list-item>
                        <text:list-item>
                          <text:p text:style-name="P28">label</text:p>
                          <text:list>
                            <text:list-item>
                              <text:p text:style-name="P28">#_20191012_101720:caller</text:p>
                            </text:list-item>
                            <text:list-item>
                              <text:p text:style-name="P28">#_20191012_101725:head</text:p>
                            </text:list-item>
                            <text:list-item>
                              <text:p text:style-name="P28">#_20191012_101733:wl:in-func</text:p>
                            </text:list-item>
                          </text:list>
                        </text:list-item>
                        <text:list-item>
                          <text:p text:style-name="P28">caller</text:p>
                        </text:list-item>
                      </text:list>
                    </text:list-item>
                    <text:list-item>
                      <text:p text:style-name="P28">dispatching lines</text:p>
                    </text:list-item>
                    <text:list-item>
                      <text:p text:style-name="P28">FUNC : body → C/P</text:p>
                    </text:list-item>
                  </text:list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<text:soft-page-break/>T-1.2 : new FUNC : tester_T_3(request, strOf_Op_Name)</text:p>
              <text:list>
                <text:list-item>
                  <text:p text:style-name="P28">CODING</text:p>
                  <text:list>
                    <text:list-item>
                      <text:list>
                        <text:list-item>
                          <text:p text:style-name="P28">DUP : _tester_T_2__Choice_1(request, strOf_Op_Name)</text:p>
                        </text:list-item>
                        <text:list-item>
                          <text:p text:style-name="P28">sig</text:p>
                        </text:list-item>
                        <text:list-item>
                          <text:p text:style-name="P28">label</text:p>
                          <text:list>
                            <text:list-item>
                              <text:p text:style-name="P28">#_20191012_103235:caller</text:p>
                            </text:list-item>
                            <text:list-item>
                              <text:p text:style-name="P28">#_20191012_103242:head</text:p>
                            </text:list-item>
                            <text:list-item>
                              <text:p text:style-name="P28">#_20191012_103247:wl:in-func</text:p>
                            </text:list-item>
                          </text:list>
                        </text:list-item>
                        <text:list-item>
                          <text:p text:style-name="P28">caller</text:p>
                        </text:list-item>
                      </text:list>
                    </text:list-item>
                  </text:list>
                </text:list-item>
                <text:list-item>
                  <text:p text:style-name="P28">TEST ==&gt; OK</text:p>
                </text:list-item>
              </text:list>
            </text:list-item>
          </text:list>
        </text:list-item>
      </text:list>
      <text:p text:style-name="P7">[next]</text:p>
      <text:list xml:id="list6828252532816540601" text:style-name="L5">
        <text:list-item>
          <text:p text:style-name="P29">TASK-1</text:p>
          <text:list>
            <text:list-item>
              <text:p text:style-name="P29">tester_T_3(request, strOf_Op_Name) ==&gt; further</text:p>
              <text:list>
                <text:list-item>
                  <text:p text:style-name="P29">#_20191012_103242:head</text:p>
                </text:list-item>
                <text:list-item>
                  <text:p text:style-name="P29">==&gt; C:\WORKS_2\WS\WS_Others.prog\log_fx.(main).ods sheet-2, id-3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9">"C:\WORKS_2\WS\WS_Others.prog\log_fx.(main).ods"</text:p>
          </table:table-cell>
        </table:table-row>
        <table:table-row>
          <table:table-cell table:style-name="表7.A2" office:value-type="string">
            <text:p text:style-name="P19"/>
          </table:table-cell>
        </table:table-row>
      </table:table>
      <text:list xml:id="list33623511" text:continue-numbering="true" text:style-name="L5">
        <text:list-header>
          <text:p text:style-name="P29"/>
          <text:p text:style-name="P29">[further]</text:p>
        </text:list-header>
      </text:list>
      <text:list xml:id="list1962653364678465568" text:style-name="L6">
        <text:list-item>
          <text:p text:style-name="P30"/>
        </text:list-item>
      </text:list>
      <text:p text:style-name="P2"><text:line-break/><text:span text:style-name="T15">[/ 20191012_103944]</text:span></text:p>
      <text:p text:style-name="P2"/>
      <text:p text:style-name="P9"/>
      <text:p text:style-name="P7">---------------------------------------------------------------------------</text:p>
      <text:p text:style-name="P11">res free# JVEMV6 44#8.4.3_2 / 44. currency / 8. prog-python / 4 tester / 2. id-3 / 20191013_111751</text:p>
      <text:p text:style-name="P11"/>
      <text:p text:style-name="P7"><text:soft-page-break/>[do] <text:span text:style-name="T12">#_ </text:span></text:p>
      <text:list xml:id="list3290657801151412019" text:style-name="L7">
        <text:list-item>
          <text:p text:style-name="P31">REVIEW</text:p>
        </text:list-item>
        <text:list-item>
          <text:p text:style-name="P31">TASK-1 : tester_T_3(request, strOf_Op_Name) ==&gt; further</text:p>
          <text:list>
            <text:list-item>
              <text:list>
                <text:list-item>
                  <text:list>
                    <text:list-item>
                      <text:p text:style-name="P31">#_20191012_103242:head</text:p>
                    </text:list-item>
                    <text:list-item>
                      <text:p text:style-name="P31">==&gt; C:\WORKS_2\WS\WS_Others.prog\log_fx.(main).ods sheet-2, id-3</text:p>
                    </text:list-item>
                  </text:list>
                </text:list-item>
              </text:list>
            </text:list-item>
            <text:list-item>
              <text:p text:style-name="P31">T-1.1 : search ==&gt; hit → where into list ?</text:p>
              <text:list>
                <text:list-item>
                  <text:p text:style-name="P31">#_20191012_103235:caller → tester_T_3(request, strOf_Op_Name)</text:p>
                </text:list-item>
                <text:list-item>
                  <text:p text:style-name="P31">#_20191006_094231:caller → tester_T_2__Buy_Up__Loop_2_Trailing__V2</text:p>
                  <text:list>
                    <text:list-item>
                      <text:p text:style-name="P31">==&gt; #_20191013_112329:tmp</text:p>
                    </text:list-item>
                  </text:list>
                </text:list-item>
              </text:list>
            </text:list-item>
            <text:list-item>
              <text:p text:style-name="P31">T-1.2 : new FUNC : tester_T_2__Buy_Up__Loop_2_Trailing__V3</text:p>
              <text:list>
                <text:list-item>
                  <text:p text:style-name="P31">DUP : tester_T_2__Buy_Up__Loop_2_Trailing__V2</text:p>
                </text:list-item>
                <text:list-item>
                  <text:p text:style-name="P31">sig</text:p>
                </text:list-item>
                <text:list-item>
                  <text:p text:style-name="P31">labels</text:p>
                  <text:list>
                    <text:list-item>
                      <text:p text:style-name="P31">#_20191013_112527:caller</text:p>
                    </text:list-item>
                    <text:list-item>
                      <text:p text:style-name="P31">#_20191013_112531:head</text:p>
                    </text:list-item>
                    <text:list-item>
                      <text:p text:style-name="P31">#_20191013_112535:wl:in-func</text:p>
                    </text:list-item>
                  </text:list>
                </text:list-item>
                <text:list-item>
                  <text:p text:style-name="P31">caller</text:p>
                  <text:list>
                    <text:list-item>
                      <text:p text:style-name="P31">TREE</text:p>
                      <text:list>
                        <text:list-item>
                          <text:p text:style-name="P31">tester_T_3(request, _strOf_Op_Name = "BUSL3_No_T_2")</text:p>
                        </text:list-item>
                      </text:list>
                    </text:list-item>
                    <text:list-item>
                      <text:p text:style-name="P31">#_20191013_112329:tm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 : tester_T_2__Buy_Up__Loop_2_Trailing__V3</text:p>
          <text:list>
            <text:list-item>
              <text:list>
                <text:list-item>
                  <text:p text:style-name="P31">#_20191013_112531:head</text:p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>when the position ended → end the loop</text:p>
                </text:list-item>
                <text:list-item>
                  <text:p text:style-name="P31">CODE</text:p>
                  <text:list>
                    <text:list-item>
                      <text:p text:style-name="P31">==&gt; “lo_Pos_Exits” → where used ?</text:p>
                      <text:list>
                        <text:list-item>
                          <text:p text:style-name="P31"><text:span text:style-name="T12">#_ </text:span>“step : B : j5 : Y : 3.1 <text:s text:c="23"/>to list ==&gt; e0, Pos”</text:p>
                        </text:list-item>
                        <text:list-item>
                          <text:p text:style-name="P31"><text:soft-page-break/><text:span text:style-name="T12">#_ </text:span>“step : B : j7 : Y : 3.1 <text:s text:c="31"/>to list ==&gt; e0, Pos”</text:p>
                        </text:list-item>
                        <text:list-item>
                          <text:p text:style-name="P31"><text:span text:style-name="T12">#_ </text:span>“step : B : j3 : Y : 3.1 <text:s text:c="27"/>to list ==&gt; e0, Pos”</text:p>
                        </text:list-item>
                        <text:list-item>
                          <text:p text:style-name="P31"><text:span text:style-name="T12">#_ </text:span>“step : B : j4 : Y : 3.1 <text:s text:c="35"/>to list ==&gt; e0, Pos”</text:p>
                        </text:list-item>
                      </text:list>
                    </text:list-item>
                    <text:list-item>
                      <text:p text:style-name="P31"><text:span text:style-name="T12">#_ </text:span>comment out</text:p>
                    </text:list-item>
                  </text:list>
                </text:list-item>
                <text:list-item>
                  <text:p text:style-name="P31">TEST </text:p>
                  <text:list>
                    <text:list-item>
                      <text:p text:style-name="P31"><text:span text:style-name="T16">PRPBLEM</text:span> → “BREAK” message ==&gt; not<text:span text:style-name="T14"> shown in the debug lines</text:span></text:p>
                      <text:list>
                        <text:list-item>
                          <text:p text:style-name="P56">TRY : “libfx_6.py:619” “(step : j1 : Y) pattern ==&gt; match (strOf_Target_Pattern = '0011'”</text:p>
                          <text:list>
                            <text:list-item>
                              <text:p text:style-name="P56">==&gt; FOUND : first incident of “match”</text:p>
                            </text:list-item>
                            <text:list-item>
                              <text:p text:style-name="P56">TREE</text:p>
                              <text:list>
                                <text:list-item>
                                  <text:p text:style-name="P56">dp_Tester_T_2__Buy_Up</text:p>
                                  <text:list>
                                    <text:list-item>
                                      <text:p text:style-name="P56">#_20191013_123816:fix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6">FOUND : “tmp_msg = "===&gt; BREAK from the loop"”</text:p>
                              <text:list>
                                <text:list-item>
                                  <text:p text:style-name="P56">==&gt; this message : the prog does NOT write to the console line</text:p>
                                </text:list-item>
                              </text:list>
                            </text:list-item>
                            <text:list-item>
                              <text:p text:style-name="P56">==&gt; CODING</text:p>
                            </text:list-item>
                            <text:list-item>
                              <text:p text:style-name="P56">FOUND ==&gt; “SWITCH_DEBUG” → set to false</text:p>
                            </text:list-item>
                            <text:list-item>
                              <text:p text:style-name="P56">==&gt; set to True</text:p>
                            </text:list-item>
                          </text:list>
                        </text:list-item>
                        <text:list-item>
                          <text:p text:style-name="P56">TEST ==&gt; shown</text:p>
                          <text:list>
                            <text:list-item>
                              <text:p text:style-name="P56">“[libfx_6.py:2347 / 20191013_124319] (step : B : j3 : Y : 6) continuing...</text:p>
                            </text:list-item>
                            <text:list-item>
                              <text:p text:style-name="P56">[libfx_6.py:2364 / 20191013_124319] ===&gt; BREAK from the loop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-3 : for-loop ---&gt; wrap with another loop</text:p>
          <text:list>
            <text:list-item>
              <text:p text:style-name="P56">T-3.1</text:p>
              <text:list>
                <text:list-item>
                  <text:p text:style-name="P56">current for-loop ==&gt; to another func</text:p>
                </text:list-item>
                <text:list-item>
                  <text:p text:style-name="P31"><text:span text:style-name="T14">new FUNC : </text:span><text:soft-page-break/><text:span text:style-name="T14">tester_T_2__Buy_Up__Loop_2_Trailing__V3__ForLoop_1</text:span></text:p>
                  <text:list>
                    <text:list-item>
                      <text:p text:style-name="P31"><text:span text:style-name="T13">#_ </text:span><text:span text:style-name="T14">sig</text:span></text:p>
                    </text:list-item>
                    <text:list-item>
                      <text:p text:style-name="P31"><text:span text:style-name="T13">#_ </text:span><text:span text:style-name="T14">time labels</text:span></text:p>
                      <text:list>
                        <text:list-item>
                          <text:p text:style-name="P56">#_20191013_124743:caller</text:p>
                        </text:list-item>
                        <text:list-item>
                          <text:p text:style-name="P56">#_20191013_124746:head</text:p>
                        </text:list-item>
                        <text:list-item>
                          <text:p text:style-name="P56">#_20191013_124751:wl:in-func</text:p>
                        </text:list-item>
                      </text:list>
                    </text:list-item>
                    <text:list-item>
                      <text:p text:style-name="P56">DUP : lines</text:p>
                      <text:list>
                        <text:list-item>
                          <text:p text:style-name="P56">DUP</text:p>
                        </text:list-item>
                        <text:list-item>
                          <text:p text:style-name="P56">return values</text:p>
                          <text:list>
                            <text:list-item>
                              <text:p text:style-name="P56">#_20191013_125039:tmp</text:p>
                            </text:list-item>
                            <text:list-item>
                              <text:p text:style-name="P56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caller</text:p>
                    </text:list-item>
                  </text:list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31"><text:span text:style-name="T13">#_ </text:span><text:span text:style-name="T14">T-3.2 : new param ==&gt; index number</text:span></text:p>
              <text:list>
                <text:list-item>
                  <text:p text:style-name="P56">CODE</text:p>
                </text:list-item>
                <text:list-item>
                  <text:p text:style-name="P56">TEST</text:p>
                  <text:list>
                    <text:list-item>
                      <text:p text:style-name="P56">param is 10 → dat file : “22 <text:s text:c="5"/>2019.04.24 05:45”</text:p>
                    </text:list-item>
                    <text:list-item>
                      <text:p text:style-name="P56">param is 25 → console “(step : B : j2 : N : 1) Pattern NOT detectd.”</text:p>
                    </text:list-item>
                    <text:list-item>
                      <text:p text:style-name="P56">ERROR</text:p>
                      <text:list>
                        <text:list-item>
                          <text:p text:style-name="P56">“ <text:s/>File "C:\WORKS_2\WS\WS_Others.prog\prog\D-7\2_2\VIRTUAL\Admin_Projects\mm\libs_mm\libfx_6.py", lin</text:p>
                        </text:list-item>
                        <text:list-item>
                          <text:p text:style-name="P56">e 8023, in tester_T_2__Report_Dat</text:p>
                        </text:list-item>
                        <text:list-item>
                          <text:p text:style-name="P56"><text:s text:c="4"/>cntOf_SLs, cntOf_SLs / lenOf_LO_Pos_Target</text:p>
                        </text:list-item>
                        <text:list-item>
                          <text:p text:style-name="P56">ZeroDivisionError: division by zero”</text:p>
                        </text:list-item>
                        <text:list-item>
                          <text:p text:style-name="P56">FIX : 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2926778223364012195" text:style-name="L8">
        <text:list-item>
          <text:p text:style-name="P32">TASK : this : T-3.2 –&gt; param index</text:p>
          <text:list>
            <text:list-item>
              <text:p text:style-name="P32">==&gt; return vals → add : current position's start index</text:p>
            </text:list-item>
            <text:list-item>
              <text:p text:style-name="P32">==&gt; next loop : give this start index as a param</text:p>
            </text:list-item>
            <text:list-item>
              <text:p text:style-name="P32"><text:soft-page-break/>#_20191013_130918:next</text:p>
            </text:list-item>
          </text:list>
        </text:list-item>
      </text:list>
      <text:p text:style-name="P7">[further]</text:p>
      <text:list xml:id="list9109455339741743420" text:style-name="L9">
        <text:list-item>
          <text:p text:style-name="P33"/>
        </text:list-item>
      </text:list>
      <text:p text:style-name="P2"><text:line-break/><text:span text:style-name="T15">[/ XXX]</text:span></text:p>
      <text:p text:style-name="P2"/>
      <text:p text:style-name="P9"/>
      <text:p text:style-name="P7">---------------------------------------------------------------------------</text:p>
      <text:p text:style-name="P11">res free# JVEMV6 44#8.4.3_3 / 44. currency / 8. prog-python / 4 tester / 2. id-3 / 20191014_081754</text:p>
      <text:p text:style-name="P11"/>
      <text:p text:style-name="P7">[do] <text:span text:style-name="T12">#_ </text:span></text:p>
      <text:list xml:id="list7455976254533786147" text:style-name="L10">
        <text:list-item>
          <text:p text:style-name="P34">REVIEW</text:p>
        </text:list-item>
        <text:list-item>
          <text:p text:style-name="P34">TASK-1 : this(prev) : T-3.2 –&gt; param index</text:p>
          <text:list>
            <text:list-item>
              <text:list>
                <text:list-item>
                  <text:p text:style-name="P34">==&gt; return vals → add : current position's start index</text:p>
                </text:list-item>
                <text:list-item>
                  <text:p text:style-name="P34">==&gt; next loop : give this start index as a param</text:p>
                </text:list-item>
                <text:list-item>
                  <text:p text:style-name="P34">#_20191013_130918:next</text:p>
                </text:list-item>
              </text:list>
            </text:list-item>
            <text:list-item>
              <text:p text:style-name="P34"><text:span text:style-name="T12">#_ </text:span>SEG-1 : cleanup code</text:p>
            </text:list-item>
            <text:list-item>
              <text:p text:style-name="P34">SEG-2 : func : tester_T_2__Buy_Up__Loop_2_Trailing__V3__ForLoop_1</text:p>
              <text:list>
                <text:list-item>
                  <text:list>
                    <text:list-item>
                      <text:p text:style-name="P34">==&gt; part of its lines → functionalize</text:p>
                    </text:list-item>
                  </text:list>
                </text:list-item>
                <text:list-item>
                  <text:p text:style-name="P34">S-2.1 : “step : B : j5 : Y : 4”</text:p>
                  <text:list>
                    <text:list-item>
                      <text:p text:style-name="P34">new FUN<text:span text:style-name="T14">C : tester_T_2__Trailing__V3__Step_B_j5_Y_4</text:span></text:p>
                      <text:list>
                        <text:list-item>
                          <text:p text:style-name="P57">#_20191014_082454:tmp</text:p>
                        </text:list-item>
                        <text:list-item>
                          <text:p text:style-name="P34"><text:span text:style-name="T13">#_ </text:span><text:span text:style-name="T14">sig</text:span></text:p>
                        </text:list-item>
                        <text:list-item>
                          <text:p text:style-name="P34"><text:span text:style-name="T13">#_ </text:span><text:span text:style-name="T14">labels</text:span></text:p>
                          <text:list>
                            <text:list-item>
                              <text:p text:style-name="P57">#_20191014_082559:caller</text:p>
                            </text:list-item>
                            <text:list-item>
                              <text:p text:style-name="P57">#_20191014_082604:head</text:p>
                            </text:list-item>
                            <text:list-item>
                              <text:p text:style-name="P57">#_20191014_082609:wl:in-func</text:p>
                            </text:list-item>
                          </text:list>
                        </text:list-item>
                        <text:list-item>
                          <text:p text:style-name="P34"><text:soft-page-break/><text:span text:style-name="T13">#_ </text:span><text:span text:style-name="T14">DUP : lines</text:span></text:p>
                        </text:list-item>
                        <text:list-item>
                          <text:p text:style-name="P34"><text:span text:style-name="T13">#_ </text:span><text:span text:style-name="T14">param</text:span></text:p>
                          <text:list>
                            <text:list-item>
                              <text:p text:style-name="P57">Pos</text:p>
                            </text:list-item>
                            <text:list-item>
                              <text:p text:style-name="P57">lo_Lines_Log</text:p>
                            </text:list-item>
                          </text:list>
                        </text:list-item>
                        <text:list-item>
                          <text:p text:style-name="P34"><text:span text:style-name="T13">#_ </text:span><text:span text:style-name="T14">caller</text:span></text:p>
                          <text:list>
                            <text:list-item>
                              <text:p text:style-name="P57">receiver</text:p>
                            </text:list-item>
                            <text:list-item>
                              <text:p text:style-name="P57">time labe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TEST : “num_Index = 10”</text:p>
                      <text:list>
                        <text:list-item>
                          <text:p text:style-name="P57">==&gt; ? → lines not used</text:p>
                        </text:list-item>
                      </text:list>
                    </text:list-item>
                  </text:list>
                </text:list-item>
                <text:list-item>
                  <text:p text:style-name="P34"><text:span text:style-name="T13">#_ </text:span><text:span text:style-name="T14">S-2.2 : “Pos ==&gt; reset” → where used ?</text:span></text:p>
                  <text:list>
                    <text:list-item>
                      <text:p text:style-name="P57">find</text:p>
                      <text:list>
                        <text:list-item>
                          <text:p text:style-name="P34"><text:span text:style-name="T13">#_ </text:span><text:span text:style-name="T14">“step : B : j5 : Y : 4”</text:span></text:p>
                        </text:list-item>
                        <text:list-item>
                          <text:p text:style-name="P34"><text:span text:style-name="T13">#_ </text:span><text:span text:style-name="T14">“step : B : j7 : Y : 4”</text:span></text:p>
                          <text:list>
                            <text:list-item>
                              <text:p text:style-name="P57">#_20191014_084210:tmp</text:p>
                            </text:list-item>
                            <text:list-item>
                              <text:p text:style-name="P57">CODING</text:p>
                            </text:list-item>
                            <text:list-item>
                              <text:p text:style-name="P57">TEST ==&gt; ? : line not used</text:p>
                            </text:list-item>
                          </text:list>
                        </text:list-item>
                        <text:list-item>
                          <text:p text:style-name="P34"><text:span text:style-name="T13">#_ </text:span><text:span text:style-name="T14">“step : B : j3 : Y : 4”</text:span></text:p>
                          <text:list>
                            <text:list-item>
                              <text:p text:style-name="P57">#_20191014_084644:tmp</text:p>
                            </text:list-item>
                            <text:list-item>
                              <text:p text:style-name="P57">CODING</text:p>
                            </text:list-item>
                            <text:list-item>
                              <text:p text:style-name="P57">TEST ==&gt; OK</text:p>
                            </text:list-item>
                          </text:list>
                        </text:list-item>
                        <text:list-item>
                          <text:p text:style-name="P34"><text:span text:style-name="T13">#_ </text:span><text:span text:style-name="T14">“step : B : j4 : Y : 4”</text:span></text:p>
                          <text:list>
                            <text:list-item>
                              <text:p text:style-name="P57">steps</text:p>
                              <text:list>
                                <text:list-item>
                                  <text:p text:style-name="P57">search “for i in” (backwards)</text:p>
                                </text:list-item>
                                <text:list-item>
                                  <text:p text:style-name="P57">search “Pos ==&gt; reset”</text:p>
                                </text:list-item>
                                <text:list-item>
                                  <text:p text:style-name="P57">(if found) add → “tmp” label</text:p>
                                </text:list-item>
                                <text:list-item>
                                  <text:p text:style-name="P57">search “for i in” (backwards)</text:p>
                                </text:list-item>
                                <text:list-item>
                                  <text:p text:style-name="P57">(if in the right for-loop) ==&gt; search “tmp” label</text:p>
                                </text:list-item>
                                <text:list-item>
                                  <text:p text:style-name="P57">test</text:p>
                                </text:list-item>
                                <text:list-item>
                                  <text:p text:style-name="P57">open → log file</text:p>
                                </text:list-item>
                                <text:list-item>
                                  <text:p text:style-name="P57"><text:soft-page-break/>search for → step id string</text:p>
                                </text:list-item>
                              </text:list>
                            </text:list-item>
                            <text:list-item>
                              <text:p text:style-name="P57">#_20191014_085223:tmp</text:p>
                            </text:list-item>
                            <text:list-item>
                              <text:p text:style-name="P57">TEST ==&gt; lines not used</text:p>
                            </text:list-item>
                          </text:list>
                        </text:list-item>
                        <text:list-item>
                          <text:p text:style-name="P34"><text:span text:style-name="T13">~_ </text:span><text:span text:style-name="T14">“step : B : j5 : Y : 4”</text:span></text:p>
                          <text:list>
                            <text:list-item>
                              <text:p text:style-name="P57">#_20191014_085630:tmp</text:p>
                            </text:list-item>
                            <text:list-item>
                              <text:p text:style-name="P57">==&gt; NOT in the target loo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<text:span text:style-name="T13">#_ </text:span><text:span text:style-name="T14">SEG-2.3 : “to list ==&gt; e0, Pos”</text:span></text:p>
                  <text:list>
                    <text:list-item>
                      <text:p text:style-name="P57">find</text:p>
                      <text:list>
                        <text:list-item>
                          <text:p text:style-name="P57">“step : B : j5 : Y : 3.1” (stoploss)</text:p>
                        </text:list-item>
                      </text:list>
                    </text:list-item>
                    <text:list-item>
                      <text:p text:style-name="P57">new FUNC : tester_T_2__Trailing__V3__Step_B_j5_Y_3_1</text:p>
                      <text:list>
                        <text:list-item>
                          <text:p text:style-name="P57">#_20191014_090444:tmp</text:p>
                        </text:list-item>
                        <text:list-item>
                          <text:p text:style-name="P34"><text:span text:style-name="T13">#_ </text:span><text:span text:style-name="T14">sig</text:span></text:p>
                        </text:list-item>
                        <text:list-item>
                          <text:p text:style-name="P20"><text:span text:style-name="T13">#_ </text:span><text:span text:style-name="T14">labels</text:span></text:p>
                          <text:list>
                            <text:list-item>
                              <text:p text:style-name="P57">#_20191014_090545:caller</text:p>
                            </text:list-item>
                            <text:list-item>
                              <text:p text:style-name="P57">#_20191014_090550:head</text:p>
                            </text:list-item>
                            <text:list-item>
                              <text:p text:style-name="P57">#_20191014_090554:wl:in-func</text:p>
                            </text:list-item>
                          </text:list>
                        </text:list-item>
                        <text:list-item>
                          <text:p text:style-name="P34"><text:span text:style-name="T13">#_ </text:span><text:span text:style-name="T14">DUP : lines</text:span></text:p>
                        </text:list-item>
                        <text:list-item>
                          <text:p text:style-name="P34"><text:span text:style-name="T13">#_ </text:span><text:span text:style-name="T14">param</text:span></text:p>
                          <text:list>
                            <text:list-item>
                              <text:p text:style-name="P57">Pos</text:p>
                            </text:list-item>
                            <text:list-item>
                              <text:p text:style-name="P57">lo_Lines_Log</text:p>
                            </text:list-item>
                          </text:list>
                        </text:list-item>
                        <text:list-item>
                          <text:p text:style-name="P34"><text:span text:style-name="T13">#_ </text:span><text:span text:style-name="T14">caller</text:span></text:p>
                          <text:list>
                            <text:list-item>
                              <text:p text:style-name="P57">receiver</text:p>
                            </text:list-item>
                            <text:list-item>
                              <text:p text:style-name="P57">time labe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TEST ==&gt; lines not used</text:p>
                    </text:list-item>
                  </text:list>
                </text:list-item>
                <text:list-item>
                  <text:p text:style-name="P57">SEG-2.3 : “to list ==&gt; e0, Pos” → where used ?</text:p>
                  <text:list>
                    <text:list-item>
                      <text:p text:style-name="P57"/>
                    </text:list-item>
                  </text:list>
                </text:list-item>
              </text:list>
            </text:list-item>
            <text:list-item>
              <text:p text:style-name="P34">T-1.1</text:p>
            </text:list-item>
          </text:list>
        </text:list-item>
      </text:list>
      <text:p text:style-name="P7">[next]</text:p>
      <text:list xml:id="list8807779325509286144" text:style-name="L11">
        <text:list-item>
          <text:p text:style-name="P35">TASK : <text:span text:style-name="T14">SEG-2.3 : “to list ==&gt; e0, Pos” → where used ?</text:span></text:p>
          <text:list>
            <text:list-item>
              <text:p text:style-name="P58">==&gt; continue</text:p>
            </text:list-item>
            <text:list-item>
              <text:p text:style-name="P58"><text:soft-page-break/>#_20191014_091430:next</text:p>
            </text:list-item>
          </text:list>
        </text:list-item>
      </text:list>
      <text:p text:style-name="P7">[further]</text:p>
      <text:list xml:id="list8390422487460471434" text:style-name="L12">
        <text:list-item>
          <text:p text:style-name="P36"/>
        </text:list-item>
      </text:list>
      <text:p text:style-name="P2"><text:line-break/><text:span text:style-name="T15">[/ 20191014_091710]</text:span></text:p>
      <text:p text:style-name="P2"/>
      <text:p text:style-name="P9"/>
      <text:p text:style-name="P7">---------------------------------------------------------------------------</text:p>
      <text:p text:style-name="P11">res free# JVEMV6 44#8.4.3_4 / 44. currency / 8. prog-python / 4 tester / 2. id-3 / 20191015_091048</text:p>
      <text:p text:style-name="P11"/>
      <text:p text:style-name="P7">[do] <text:span text:style-name="T12">#_ </text:span></text:p>
      <text:list xml:id="list5519781953767494408" text:style-name="L13">
        <text:list-item>
          <text:p text:style-name="P37">REVIEW</text:p>
        </text:list-item>
        <text:list-item>
          <text:p text:style-name="P37"><text:span text:style-name="T13">#_ </text:span>TASK-1 : <text:span text:style-name="T14">SEG-2.3 : “to list ==&gt; e0, Pos” → where used ?</text:span></text:p>
          <text:list>
            <text:list-item>
              <text:list>
                <text:list-item>
                  <text:p text:style-name="P59">==&gt; continue</text:p>
                </text:list-item>
                <text:list-item>
                  <text:p text:style-name="P59">#_20191014_091430:next</text:p>
                </text:list-item>
              </text:list>
            </text:list-item>
            <text:list-item>
              <text:p text:style-name="P59">T-1.1 : “step : B : j7 : Y : 3.1” (takeprofit)</text:p>
              <text:list>
                <text:list-item>
                  <text:p text:style-name="P59">#_20191015_091340:tmp</text:p>
                </text:list-item>
                <text:list-item>
                  <text:p text:style-name="P59">CODE</text:p>
                </text:list-item>
                <text:list-item>
                  <text:p text:style-name="P59">TEST ==&gt; OK</text:p>
                  <text:list>
                    <text:list-item>
                      <text:p text:style-name="P59">no error ==&gt; OK</text:p>
                    </text:list-item>
                    <text:list-item>
                      <text:p text:style-name="P59">log file ==&gt; </text:p>
                      <text:list>
                        <text:list-item>
                          <text:p text:style-name="P59">“[libfx_6.py:2561 / 20191015_092006] (step : B : j3 : Y : 6) continuing...</text:p>
                        </text:list-item>
                        <text:list-item>
                          <text:p text:style-name="P59">[libfx_6.py:2578 / 20191015_092006] ===&gt; BREAK from the loop”</text:p>
                        </text:list-item>
                      </text:list>
                    </text:list-item>
                  </text:list>
                </text:list-item>
                <text:list-item>
                  <text:p text:style-name="P59">CODE → debugging : #_20191015_092321:debug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2 : “step : B : j3 : Y : 3.1”</text:p>
              <text:list>
                <text:list-item>
                  <text:list>
                    <text:list-item>
                      <text:p text:style-name="P59"><text:soft-page-break/>#_20191015_092900:tmp</text:p>
                    </text:list-item>
                  </text:list>
                </text:list-item>
                <text:list-item>
                  <text:p text:style-name="P59">CODE</text:p>
                </text:list-item>
                <text:list-item>
                  <text:p text:style-name="P59">TEST ==&gt; OK</text:p>
                  <text:list>
                    <text:list-item>
                      <text:list>
                        <text:list-item>
                          <text:p text:style-name="P59">“[libfx_6.py:2594 / 20191015_093352] (step : B : j3 : Y : 6) continuing...</text:p>
                        </text:list-item>
                        <text:list-item>
                          <text:p text:style-name="P59">[libfx_6.py:2611 / 20191015_093352] ===&gt; BREAK from the loop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<text:span text:style-name="T12">#_ </text:span>T-1.3 : “step : B : j4 : Y : 3.1”</text:p>
              <text:list>
                <text:list-item>
                  <text:list>
                    <text:list-item>
                      <text:p text:style-name="P59">#_20191015_093700:tmp</text:p>
                    </text:list-item>
                  </text:list>
                </text:list-item>
                <text:list-item>
                  <text:p text:style-name="P59"><text:span text:style-name="T12">#_ </text:span>CODE</text:p>
                </text:list-item>
                <text:list-item>
                  <text:p text:style-name="P59">TEST ==&gt; OK</text:p>
                  <text:list>
                    <text:list-item>
                      <text:p text:style-name="P59">error ==&gt; NO</text:p>
                      <text:list>
                        <text:list-item>
                          <text:p text:style-name="P59">“[libfx_6.py:2594 / 20191015_093949] (step : B : j3 : Y : 6) continuing...</text:p>
                        </text:list-item>
                        <text:list-item>
                          <text:p text:style-name="P59">[libfx_6.py:2611 / 20191015_093949] ===&gt; BREAK from the loop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2 : func “tester_T_2__Buy_Up__Loop_2_Trailing__V3__ForLoop_1” ==&gt; call X times in an outer for-loop ==&gt; param “num_Index” → get from “lo_Pos_Exits”</text:p>
          <text:list>
            <text:list-item>
              <text:p text:style-name="P59">T-2.1 : param “num_Index” → get from “lo_Pos_Exits”</text:p>
              <text:list>
                <text:list-item>
                  <text:p text:style-name="P59">#_20191015_094358:debug</text:p>
                </text:list-item>
                <text:list-item>
                  <text:p text:style-name="P59">CODE</text:p>
                </text:list-item>
                <text:list-item>
                  <text:p text:style-name="P59">TEST ==&gt; ERROR</text:p>
                  <text:list>
                    <text:list-item>
                      <text:list>
                        <text:list-item>
                          <text:p text:style-name="P59">“ <text:s/>File "C:\WORKS_2\WS\WS_Others.prog\prog\D-7\2_2\VIRTUAL\Admin_Projects\mm\libs_mm\libfx_6.py", lin</text:p>
                        </text:list-item>
                        <text:list-item>
                          <text:p text:style-name="P59">e 3430, in tester_T_2__Buy_Up__Loop_2_Trailing__V3</text:p>
                        </text:list-item>
                        <text:list-item>
                          <text:p text:style-name="P59"><text:s text:c="4"/>lo_Pos_Exits[0]['st_idx']</text:p>
                        </text:list-item>
                        <text:list-item>
                          <text:p text:style-name="P59">TypeError: list indices must be integers or slices, not str”</text:p>
                        </text:list-item>
                      </text:list>
                    </text:list-item>
                    <text:list-item>
                      <text:p text:style-name="P59">TRY : review “tester_T_2__Trailing__V3__Step_B_j5_Y_3_1”</text:p>
                      <text:list>
                        <text:list-item>
                          <text:p text:style-name="P59"><text:soft-page-break/>FIX : #_20191015_095643:fix</text:p>
                        </text:list-item>
                      </text:list>
                    </text:list-item>
                    <text:list-item>
                      <text:p text:style-name="P59">TEST ==&gt; OK</text:p>
                      <text:list>
                        <text:list-item>
                          <text:p text:style-name="P59">“[libfx_6.py:3449 / 20191015_095925]</text:p>
                        </text:list-item>
                        <text:list-item>
                          <text:p text:style-name="P59">lo_Pos_Exits[0]['st_idx'] =&gt; 22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998829239151864820" text:style-name="L14">
        <text:list-item>
          <text:p text:style-name="P38">TASK : continue</text:p>
          <text:list>
            <text:list-item>
              <text:p text:style-name="P38">coding</text:p>
              <text:list>
                <text:list-item>
                  <text:p text:style-name="P38">new : outer for-loop</text:p>
                </text:list-item>
                <text:list-item>
                  <text:p text:style-name="P38">“Pos['st_idx'] + 1” → pass to func for the param “num_Index”</text:p>
                </text:list-item>
                <text:list-item>
                  <text:p text:style-name="P38">one of the return vals “lo_Pos_Exits” → append to another new list “lo_LO_Pos_Exits ”</text:p>
                </text:list-item>
              </text:list>
            </text:list-item>
            <text:list-item>
              <text:p text:style-name="P38">#_20191015_100103:next</text:p>
            </text:list-item>
          </text:list>
        </text:list-item>
      </text:list>
      <text:p text:style-name="P7">[further]</text:p>
      <text:list xml:id="list3539751358114230765" text:style-name="L15">
        <text:list-item>
          <text:p text:style-name="P39"/>
        </text:list-item>
      </text:list>
      <text:p text:style-name="P2"><text:line-break/><text:span text:style-name="T15">[/ XXX]</text:span></text:p>
      <text:p text:style-name="P2"/>
      <text:p text:style-name="P9"/>
      <text:p text:style-name="P7">---------------------------------------------------------------------------</text:p>
      <text:p text:style-name="P11">res free# JVEMV6 44#8.4.3_5 / 44. currency / 8. prog-python / 4 tester / 2. id-3 / 20191016_100713</text:p>
      <text:p text:style-name="P11"/>
      <text:p text:style-name="P7">[do] <text:span text:style-name="T12">#_ </text:span></text:p>
      <text:list xml:id="list6592408652078566042" text:style-name="L16">
        <text:list-item>
          <text:p text:style-name="P40">REVIEW</text:p>
        </text:list-item>
        <text:list-item>
          <text:p text:style-name="P40">TASK-1 : continue</text:p>
          <text:list>
            <text:list-item>
              <text:list>
                <text:list-item>
                  <text:p text:style-name="P40">coding</text:p>
                  <text:list>
                    <text:list-item>
                      <text:p text:style-name="P40">new : outer for-loop</text:p>
                    </text:list-item>
                    <text:list-item>
                      <text:p text:style-name="P40">“Pos['st_idx'] + 1” → pass to func for the param “num_Index”</text:p>
                    </text:list-item>
                    <text:list-item>
                      <text:p text:style-name="P67"><text:span text:style-name="T5">one of the return vals “lo_Pos_Exits” → append to another new </text:span><text:soft-page-break/><text:span text:style-name="T5">list “lo_LO_Pos_Exits ”</text:span></text:p>
                    </text:list-item>
                    <text:list-item>
                      <text:p text:style-name="P40">#_20191015_100103:next</text:p>
                    </text:list-item>
                  </text:list>
                </text:list-item>
              </text:list>
            </text:list-item>
            <text:list-item>
              <text:p text:style-name="P40">T-1.1 : debug → get len of <text:s text:c="2"/>lo_Pos_Exits</text:p>
              <text:list>
                <text:list-item>
                  <text:p text:style-name="P40">new for-loop block</text:p>
                  <text:list>
                    <text:list-item>
                      <text:p text:style-name="P40">current block → indent, to right, 1 step</text:p>
                    </text:list-item>
                  </text:list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2 : each loop → get “st_idx” value</text:p>
              <text:list>
                <text:list-item>
                  <text:p text:style-name="P40">#_20191016_102327:tmp</text:p>
                </text:list-item>
                <text:list-item>
                  <text:p text:style-name="P40">CODE</text:p>
                </text:list-item>
                <text:list-item>
                  <text:p text:style-name="P40">TEST : “num_Index = 0”</text:p>
                  <text:list>
                    <text:list-item>
                      <text:p text:style-name="P40">==&gt; ISSUE</text:p>
                      <text:list>
                        <text:list-item>
                          <text:p text:style-name="P40">the 2nd loop → starts from “(step : B : 0) =================================== [loop : 32]”</text:p>
                        </text:list-item>
                      </text:list>
                    </text:list-item>
                    <text:list-item>
                      <text:p text:style-name="P40">MODIFY : 2nd loop on → if “num_Index” &gt; “lenOf_Detection_Target_Range” ==&gt; let “lenOf_Detection_Target_Range” = 0</text:p>
                    </text:list-item>
                  </text:list>
                </text:list-item>
                <text:list-item>
                  <text:p text:style-name="P67"><text:span text:style-name="T5">TEST ==&gt; PRO</text:span><text:span text:style-name="T6">BLEM : at “step : A : 2 : j1 : Y : 3”</text:span></text:p>
                  <text:list>
                    <text:list-item>
                      <text:p text:style-name="P60">FIX : “num_Index = num_ST_IDX + 1”</text:p>
                    </text:list-item>
                    <text:list-item>
                      <text:p text:style-name="P67"><text:span text:style-name="T6">TEST ==&gt; </text:span><text:span text:style-name="T9">PROBLEM</text:span><text:span text:style-name="T6"> (20191016_105033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934893874698569484" text:style-name="L17">
        <text:list-item>
          <text:p text:style-name="P41">TASK : #_20191016_104742:next (<text:span text:style-name="T17">PROBLEM</text:span><text:span text:style-name="T14"> (20191016_105033))</text:span></text:p>
          <text:list>
            <text:list-item>
              <text:p text:style-name="P41">for-loop ==&gt; dat file → sam<text:span text:style-name="T14">e 2 records “29<text:tab/>2019.04.24 07:30”</text:span></text:p>
              <text:list>
                <text:list-item>
                  <text:p text:style-name="P61">==&gt; why ?</text:p>
                </text:list-item>
              </text:list>
            </text:list-item>
            <text:list-item>
              <text:p text:style-name="P61">also, in the second for-loop, index runs to the end of the range ==&gt; then, have the outer loop quit the loop</text:p>
            </text:list-item>
            <text:list-item>
              <text:p text:style-name="P61">ref ==&gt; BUSL3_No_T_3.(20191016_104330).dir</text:p>
            </text:list-item>
          </text:list>
        </text:list-item>
      </text:list>
      <text:p text:style-name="P7">[further]</text:p>
      <text:list xml:id="list7985268646667068440" text:style-name="L18">
        <text:list-item>
          <text:p text:style-name="P42"/>
        </text:list-item>
      </text:list>
      <text:p text:style-name="P2"><text:line-break/><text:span text:style-name="T15">[/ 20191016_105101]</text:span></text:p>
      <text:p text:style-name="P2"><text:soft-page-break/></text:p>
      <text:p text:style-name="P9"/>
      <text:p text:style-name="P7">---------------------------------------------------------------------------</text:p>
      <text:p text:style-name="P11">res free# JVEMV6 44#8.4.3_6 / 44. currency / 8. prog-python / 4 tester / 2. id-3 / 20191017_091421</text:p>
      <text:p text:style-name="P11"/>
      <text:p text:style-name="P7">[do] <text:span text:style-name="T12">#_ </text:span></text:p>
      <text:list xml:id="list4706972789776465549" text:style-name="L19">
        <text:list-item>
          <text:p text:style-name="P43">~ REVIEW</text:p>
        </text:list-item>
        <text:list-item>
          <text:p text:style-name="P43">TASK-1 : </text:p>
          <text:list>
            <text:list-item>
              <text:list>
                <text:list-item>
                  <text:p text:style-name="P43">~ “num_Index = num_ST_IDX + 1” ==&gt; modify → </text:p>
                </text:list-item>
                <text:list-item>
                  <text:p text:style-name="P43">#_20191017_091353:tmp</text:p>
                </text:list-item>
              </text:list>
            </text:list-item>
            <text:list-item>
              <text:p text:style-name="P43">T-1.1 : BUSL3_No_T_3.(20191016_104330).log</text:p>
              <text:list>
                <text:list-item>
                  <text:p text:style-name="P43">INSPECT : “step : B : j5 : Y : 6”, L1311</text:p>
                  <text:list>
                    <text:list-item>
                      <text:p text:style-name="P43">#_20191017_092022:tmp</text:p>
                    </text:list-item>
                    <text:list-item>
                      <text:p text:style-name="P43">CODING → add “===&gt; BREAK from the loop”</text:p>
                    </text:list-item>
                    <text:list-item>
                      <text:p text:style-name="P43">TEST ==&gt; BUSL3_No_T_3.(20191017_092209).dir</text:p>
                      <text:list>
                        <text:list-item>
                          <text:p text:style-name="P43">“[libfx_6.py:2191 / 20191017_092212] (step : B : j2 : Y)</text:p>
                        </text:list-item>
                        <text:list-item>
                          <text:p text:style-name="P43">pattern --&gt; detected : 2019.04.24 05:45”</text:p>
                        </text:list-item>
                        <text:list-item>
                          <text:p text:style-name="P43">“[libfx_6.py:2630 / 20191017_092213] ===&gt; BREAK from the loop</text:p>
                        </text:list-item>
                        <text:list-item>
                          <text:p text:style-name="P43">[libfx_6.py:3510 / 20191017_092213] num_ST_IDX = 22 ---&gt; set to num_Index (now 23)”</text:p>
                        </text:list-item>
                        <text:list-item>
                          <text:p text:style-name="P43">“[libfx_6.py:2191 / 20191017_092213] (step : B : j2 : Y)</text:p>
                        </text:list-item>
                        <text:list-item>
                          <text:p text:style-name="P43">pattern --&gt; detected : 2019.04.24 07:30”</text:p>
                        </text:list-item>
                        <text:list-item>
                          <text:p text:style-name="P43">“[libfx_6.py:1056 / 20191017_092216] (step : B : j5 : Y : 1)</text:p>
                        </text:list-item>
                        <text:list-item>
                          <text:p text:style-name="P43">judge : e0.price_Low --&gt; equal or less than ts_SL”</text:p>
                        </text:list-item>
                      </text:list>
                    </text:list-item>
                    <text:list-item>
                      <text:p text:style-name="P43">FOUND</text:p>
                      <text:list>
                        <text:list-item>
                          <text:p text:style-name="P43">the 3rd loop → not<text:span text:style-name="T14"> detected AT ALL</text:span></text:p>
                        </text:list-item>
                      </text:list>
                    </text:list-item>
                    <text:list-item>
                      <text:p text:style-name="P62">TRY : “Pos['ext_idx']” → if not detected of the pattern, this variable takes on what value?</text:p>
                      <text:list>
                        <text:list-item>
                          <text:p text:style-name="P62"><text:soft-page-break/>==&gt; BUSL3_No_T_3.(20191017_092925).dir</text:p>
                        </text:list-item>
                        <text:list-item>
                          <text:p text:style-name="P62">==&gt; “[libfx_6.py:3490 / 20191017_092934] Pos['ext_idx'] 36”</text:p>
                        </text:list-item>
                      </text:list>
                    </text:list-item>
                    <text:list-item>
                      <text:p text:style-name="P62">TRY : INSPECT → func : “tester_T_2__Buy_Up__Loop_2_Trailing__V3__ForLoop_1” : #_20191013_124743:caller</text:p>
                      <text:list>
                        <text:list-item>
                          <text:p text:style-name="P62">&lt;== tester_T_2__Buy_Up__Loop_2_Trailing__V3</text:p>
                          <text:list>
                            <text:list-item>
                              <text:p text:style-name="P62">&lt;== tester_T_3(request, _strOf_Op_Name = "BUSL3_No_T_2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TRY : INSPECT → “Pos”</text:p>
                      <text:list>
                        <text:list-item>
                          <text:p text:style-name="P62">func : tester_T_2__Buy_Up__3_Prep_Trail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2 : why ? → “[libfx_6.py:3490 / 20191017_092934] Pos['ext_idx'] 36” (BUSL3_No_T_3.(20191017_092925).log) ==&gt; instead of “-1” ?</text:p>
              <text:list>
                <text:list-item>
                  <text:p text:style-name="P62">because ==&gt; “tester_T_2__Buy_Up__Loop_2_Trailing__V3__ForLoop_1” → returns this Pos value</text:p>
                </text:list-item>
                <text:list-item>
                  <text:p text:style-name="P62">Q : where, in this function, does the var Pos['ext_idx] → set value ? (#_20191013_124746:head)</text:p>
                  <text:list>
                    <text:list-item>
                      <text:p text:style-name="P62">==&gt; search the string “'ext_idx'” in this func</text:p>
                    </text:list-item>
                    <text:list-item>
                      <text:p text:style-name="P62">→ “String Not Found”</text:p>
                    </text:list-item>
                  </text:list>
                </text:list-item>
                <text:list-item>
                  <text:p text:style-name="P62">==&gt; DROP (enough)</text:p>
                </text:list-item>
              </text:list>
            </text:list-item>
            <text:list-item>
              <text:p text:style-name="P62">T-1.3 : </text:p>
              <text:list>
                <text:list-item>
                  <text:list>
                    <text:list-item>
                      <text:p text:style-name="P62">func : “tester_T_2__Buy_Up__Loop_2_Trailing__V3__ForLoop_1”</text:p>
                    </text:list-item>
                    <text:list-item>
                      <text:p text:style-name="P62">==&gt; have this func return ---&gt; the number of the loop index (n1)</text:p>
                    </text:list-item>
                    <text:list-item>
                      <text:p text:style-name="P62">→ total len of the “lenOf_LO_BDs_Tmp” (n2)</text:p>
                    </text:list-item>
                    <text:list-item>
                      <text:p text:style-name="P62">→ if (n2 – n1) &lt; X ==&gt; then, “ <text:s text:c="7"/>step : A : 2 : 0.1 <text:s text:c="11"/>loop : loop-1” → brea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6197478969384556330" text:style-name="L20">
        <text:list-item>
          <text:p text:style-name="P44">TASK : T-1.3 → con<text:span text:style-name="T14">tinue</text:span></text:p>
          <text:list>
            <text:list-item>
              <text:p text:style-name="P63">#_20191017_094755:next</text:p>
            </text:list-item>
          </text:list>
        </text:list-item>
      </text:list>
      <text:p text:style-name="P7"><text:soft-page-break/>[further]</text:p>
      <text:list xml:id="list6890091843776175723" text:style-name="L21">
        <text:list-item>
          <text:p text:style-name="P45"/>
        </text:list-item>
      </text:list>
      <text:p text:style-name="P2"><text:line-break/><text:span text:style-name="T15">[/ 20191017_094807]</text:span></text:p>
      <text:p text:style-name="P2"/>
      <text:p text:style-name="P9"/>
      <text:p text:style-name="P7">---------------------------------------------------------------------------</text:p>
      <text:p text:style-name="P11">res free# JVEMV6 44#8.4.3_ 7 / 44. currency / 8. prog-python / 4 tester / 2. id-3 / 20191020_131110</text:p>
      <text:p text:style-name="P11"/>
      <text:p text:style-name="P7">[do] <text:span text:style-name="T12">#_ </text:span></text:p>
      <text:list xml:id="list3875740712593725505" text:style-name="L22">
        <text:list-item>
          <text:p text:style-name="P46">REVIEW</text:p>
        </text:list-item>
        <text:list-item>
          <text:p text:style-name="P68"><text:span text:style-name="T5">TASK-1</text:span><text:span text:style-name="T6"> : T-1.3 → continue</text:span></text:p>
          <text:list>
            <text:list-item>
              <text:list>
                <text:list-item>
                  <text:p text:style-name="P64">#_20191017_094755:next</text:p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add var : “cntOf_Loop_B”</text:p>
                </text:list-item>
                <text:list-item>
                  <text:p text:style-name="P46">debug : #debug:20191020_131337</text:p>
                </text:list-item>
                <text:list-item>
                  <text:p text:style-name="P46">TEST ==&gt; </text:p>
                  <text:list>
                    <text:list-item>
                      <text:p text:style-name="P46">the 3rd call → “[libfx_6.py:3485 / 20191020_131935] (step : A : 2 : 1) loop --&gt; comp<text:tab/>len(lo_BDs_Tmp)<text:tab/>50 cntOf_Loop_B<text:tab/>19”</text:p>
                    </text:list-item>
                  </text:list>
                </text:list-item>
              </text:list>
            </text:list-item>
            <text:list-item>
              <text:p text:style-name="P46">T-1.2 : “cntOf_Loop_B + num_Index”</text:p>
              <text:list>
                <text:list-item>
                  <text:p text:style-name="P46">TEST ==&gt; </text:p>
                </text:list-item>
              </text:list>
            </text:list-item>
            <text:list-item>
              <text:p text:style-name="P46">T-1.3 : “step : A : 2 : 0.2 <text:s text:c="15"/>lo_Pos_Exits ==&gt; reset”</text:p>
              <text:list>
                <text:list-item>
                  <text:p text:style-name="P46">CODE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</text:list>
      <text:p text:style-name="P7">[next]</text:p>
      <text:list xml:id="list2115216999211958048" text:style-name="L23">
        <text:list-item>
          <text:p text:style-name="P47">TASK : “step : A : 2 : j1 : N”</text:p>
          <text:list>
            <text:list-item>
              <text:p text:style-name="P47">if “lo_Pos_Exits” → no entry</text:p>
              <text:list>
                <text:list-item>
                  <text:p text:style-name="P47"><text:soft-page-break/>==&gt; break the for-loop “for i in range(0, 3)”</text:p>
                </text:list-item>
              </text:list>
            </text:list-item>
          </text:list>
        </text:list-item>
        <text:list-item>
          <text:p text:style-name="P47">TASK-2 : for-loop “#for-loop-1:20191020_133913”</text:p>
          <text:list>
            <text:list-item>
              <text:p text:style-name="P47">==&gt; range change to → (0, 10)</text:p>
            </text:list-item>
          </text:list>
        </text:list-item>
      </text:list>
      <text:p text:style-name="P7">[further]</text:p>
      <text:list xml:id="list7482983131525338497" text:style-name="L24">
        <text:list-item>
          <text:p text:style-name="P48"/>
        </text:list-item>
      </text:list>
      <text:p text:style-name="P2"><text:line-break/><text:span text:style-name="T15">[/ 20191020_133950]</text:span></text:p>
      <text:p text:style-name="P2"/>
      <text:p text:style-name="P9">@@@</text:p>
      <text:p text:style-name="P7">---------------------------------------------------------------------------</text:p>
      <text:p text:style-name="P71"><text:span text:style-name="T7">res free# JVEMV6 44#8.4.3_ 8 / 44. currency / 8. prog-python / 4 tester / 2. id-3 / XXX</text:span></text:p>
      <text:p text:style-name="P11"/>
      <text:p text:style-name="P7">[do] <text:span text:style-name="T12">#_ </text:span></text:p>
      <text:list xml:id="list33609404" text:continue-list="list3290657801151412019" text:style-name="L7">
        <text:list-item>
          <text:p text:style-name="P31">REVIEW</text:p>
        </text:list-item>
        <text:list-item>
          <text:p text:style-name="P31">TASK-1</text:p>
        </text:list-item>
      </text:list>
      <text:list xml:id="list1486717894617744010" text:style-name="L31">
        <text:list-item>
          <text:list>
            <text:list-item>
              <text:p text:style-name="P52"/>
            </text:list-item>
          </text:list>
        </text:list-item>
      </text:list>
      <text:p text:style-name="P7">[next]</text:p>
      <text:list xml:id="list1118056830409574005" text:style-name="L32">
        <text:list-item>
          <text:p text:style-name="P53">TASK</text:p>
        </text:list-item>
      </text:list>
      <text:p text:style-name="P7">[further]</text:p>
      <text:list xml:id="list3298103862020103533" text:style-name="L33">
        <text:list-item>
          <text:p text:style-name="P54"/>
        </text:list-item>
      </text:list>
      <text:p text:style-name="P2"><text:line-break/><text:span text:style-name="T15">[/ XXX]</text:span></text:p>
      <text:p text:style-name="P2"/>
      <text:p text:style-name="P2"/>
      <text:p text:style-name="P8"/>
      <text:p text:style-name="P8"/>
      <text:p text:style-name="P8"/>
      <text:p text:style-name="P5"><text:soft-page-break/>------------------------------------------------ [TEMPLATE] 20190630_172146</text:p>
      <text:p text:style-name="P7">---------------------------------------------------------------------------</text:p>
      <text:p text:style-name="P10"><text:span text:style-name="T1">res free# JVEMV6 44#7.2.1_X / 44. currency / 7. mql prog / 2. eap-2 / 1. id-1 / </text:span><text:span text:style-name="T3">XXX</text:span></text:p>
      <text:p text:style-name="P12"><text:span text:style-name="T10">res free# JVEMV6 44#8.4.2_X / 44. currency / 8. prog-python / 4 tester / 2. id-2 / </text:span><text:span text:style-name="T11">XXX</text:span></text:p>
      <text:p text:style-name="P11">res free# JVEMV6 44#8.4.3_X / 44. currency / 8. prog-python / 4 tester / 2. id-3 / XXX</text:p>
      <text:p text:style-name="P11"/>
      <text:p text:style-name="P7">[do] <text:span text:style-name="T12">#_ </text:span></text:p>
      <text:list xml:id="list33612383" text:continue-list="list33609404" text:style-name="L7">
        <text:list-item>
          <text:p text:style-name="P31">REVIEW</text:p>
        </text:list-item>
        <text:list-item>
          <text:p text:style-name="P31">TASK-1</text:p>
        </text:list-item>
      </text:list>
      <text:list xml:id="list3577289554635493088" text:style-name="L25">
        <text:list-item>
          <text:list>
            <text:list-item>
              <text:p text:style-name="P49"/>
            </text:list-item>
          </text:list>
        </text:list-item>
      </text:list>
      <text:p text:style-name="P7">[next]</text:p>
      <text:list xml:id="list8603689395156928736" text:style-name="L26">
        <text:list-item>
          <text:p text:style-name="P50">TASK</text:p>
        </text:list-item>
      </text:list>
      <text:p text:style-name="P7">[further]</text:p>
      <text:list xml:id="list7775999299244988365" text:style-name="L27">
        <text:list-item>
          <text:p text:style-name="P51"/>
        </text:list-item>
      </text:list>
      <text:p text:style-name="P2"><text:line-break/><text:span text:style-name="T15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6"><text:a xlink:type="simple" xlink:href="https://docs.zoho.com/sheet/open/eovu1e1199284fd744d5eb3f86070b4f2abb6/sheets/tester/ranges/A2" text:style-name="Internet_20_link" text:visited-style-name="Visited_20_Internet_20_Link"><text:span text:style-name="T8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8">b3f86070b4f2abb6/sheets/tester/ranges/A2</text:span></text:a></text:p>
          </table:table-cell>
          <table:table-cell table:style-name="表1.A1" office:value-type="string">
            <text:p text:style-name="P13">20190708_000057</text:p>
          </table:table-cell>
        </table:table-row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</table:table-row>
      </table:table>
      <text:p text:style-name="P1"/>
      <text:p text:style-name="P4"><text:soft-page-break/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8620570076378666832" text:style-name="L28">
        <text:list-item>
          <text:p text:style-name="P65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8">r q &amp;&amp; s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  <table:table-row>
          <table:table-cell table:style-name="表3.A2" office:value-type="string">
            <text:p text:style-name="P15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list xml:id="list33608058" text:continue-numbering="true" text:style-name="L28">
        <text:list-item>
          <text:list>
            <text:list-item>
              <text:p text:style-name="P65"/>
            </text:list-item>
            <text:list-item>
              <text:p text:style-name="P65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943173852110472370" text:style-name="L29">
        <text:list-item>
          <text:p text:style-name="P76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4">pushd C:\WORKS_2\Utils\shortcuts\proj_FX &amp;&amp; end_apps.bat</text:p>
          </table:table-cell>
        </table:table-row>
      </table:table>
      <text:list xml:id="list33603810" text:continue-numbering="true" text:style-name="L29">
        <text:list-item>
          <text:p text:style-name="P76">git</text:p>
          <text:list>
            <text:list-item>
              <text:p text:style-name="P72">console</text:p>
              <text:list>
                <text:list-item>
                  <text:p text:style-name="P72">r o1 &amp;&amp; s &amp;&amp; r q4 &amp;&amp; s</text:p>
                </text:list-item>
                <text:list-item>
                  <text:p text:style-name="P74"/>
                </text:list-item>
                <text:list-item>
                  <text:p text:style-name="P72">r o1 &amp;&amp; s &amp;&amp; r q &amp;&amp; s</text:p>
                </text:list-item>
                <text:list-item>
                  <text:p text:style-name="P74"> </text:p>
                </text:list-item>
                <text:list-item>
                  <text:p text:style-name="P72">r o1 &amp;&amp; s</text:p>
                </text:list-item>
                <text:list-item>
                  <text:p text:style-name="P74"/>
                </text:list-item>
                <text:list-item>
                  <text:p text:style-name="P72">r q4 &amp;&amp; s</text:p>
                </text:list-item>
                <text:list-item>
                  <text:p text:style-name="P74"/>
                </text:list-item>
                <text:list-item>
                  <text:p text:style-name="P72">r q1 &amp;&amp; s</text:p>
                </text:list-item>
                <text:list-item>
                  <text:p text:style-name="P74"/>
                </text:list-item>
                <text:list-item>
                  <text:p text:style-name="P72">r q &amp;&amp; s</text:p>
                </text:list-item>
                <text:list-item>
                  <text:p text:style-name="P73"/>
                </text:list-item>
                <text:list-item>
                  <text:p text:style-name="P72">g l --grep=currency</text:p>
                </text:list-item>
                <text:list-item>
                  <text:p text:style-name="P74"/>
                </text:list-item>
              </text:list>
            </text:list-item>
            <text:list-item>
              <text:p text:style-name="P72">commit</text:p>
              <text:list>
                <text:list-item>
                  <text:p text:style-name="P75">"myself] res freeJVEMV6 44#5.1 74 / 44. currency / 5. ea tools / 1. first / 20190608_160040</text:p>
                </text:list-item>
                <text:list-item>
                  <text:p text:style-name="P74"><text:soft-page-break/></text:p>
                </text:list-item>
                <text:list-item>
                  <text:p text:style-name="P75">----------------</text:p>
                </text:list-item>
                <text:list-item>
                  <text:p text:style-name="P74"/>
                </text:list-item>
                <text:list-item>
                  <text:p text:style-name="P75">new FUNC : get_Bars__M_1_A_2</text:p>
                </text:list-item>
                <text:list-item>
                  <text:p text:style-name="P74"/>
                </text:list-item>
                <text:list-item>
                  <text:p text:style-name="P75">==&gt; started</text:p>
                </text:list-item>
                <text:list-item>
                  <text:p text:style-name="P75">"</text:p>
                </text:list-item>
              </text:list>
            </text:list-item>
            <text:list-item>
              <text:p text:style-name="P72">console</text:p>
              <text:list>
                <text:list-item>
                  <text:p text:style-name="P72">r q4 &amp;&amp; p</text:p>
                </text:list-item>
                <text:list-item>
                  <text:p text:style-name="P74"/>
                </text:list-item>
                <text:list-item>
                  <text:p text:style-name="P72">r o1 &amp;&amp; p</text:p>
                </text:list-item>
                <text:list-item>
                  <text:p text:style-name="P74"/>
                </text:list-item>
                <text:list-item>
                  <text:p text:style-name="P72">r q1 &amp;&amp; p</text:p>
                </text:list-item>
                <text:list-item>
                  <text:p text:style-name="P74"/>
                </text:list-item>
                <text:list-item>
                  <text:p text:style-name="P72">r q &amp;&amp; p &amp;&amp; pushd C:\WORKS_2\Utils\shortcuts\proj_FX &amp;&amp; end_apps.bat</text:p>
                </text:list-item>
                <text:list-item>
                  <text:p text:style-name="P74"/>
                </text:list-item>
                <text:list-item>
                  <text:p text:style-name="P72">r q4 &amp;&amp; p &amp;&amp; r o1 &amp;&amp; p &amp;&amp; pushd C:\WORKS_2\Utils\shortcuts\proj_FX &amp;&amp; end_apps.bat</text:p>
                </text:list-item>
                <text:list-item>
                  <text:p text:style-name="P74"/>
                </text:list-item>
                <text:list-item>
                  <text:p text:style-name="P72">r q &amp;&amp; p &amp;&amp; r o1 &amp;&amp; p &amp;&amp; pushd C:\WORKS_2\Utils\shortcuts\proj_FX &amp;&amp; end_apps.bat</text:p>
                </text:list-item>
                <text:list-item>
                  <text:p text:style-name="P74"/>
                </text:list-item>
                <text:list-item>
                  <text:p text:style-name="P72">r q4 &amp;&amp; p &amp;&amp; pushd C:\WORKS_2\Utils\shortcuts\proj_FX &amp;&amp; end_apps.bat</text:p>
                </text:list-item>
                <text:list-item>
                  <text:p text:style-name="P72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4">r o1 &amp;&amp; e &amp;&amp; p</text:p>
          </table:table-cell>
        </table:table-row>
        <table:table-row>
          <table:table-cell table:style-name="表2.A2" office:value-type="string">
            <text:p text:style-name="P14">pushd C:\WORKS_2\Utils\shortcuts\proj_FX &amp;&amp; end_apps.bat</text:p>
          </table:table-cell>
        </table:table-row>
      </table:table>
      <text:list xml:id="list33629296" text:continue-numbering="true" text:style-name="L29">
        <text:list-item>
          <text:list>
            <text:list-item>
              <text:list>
                <text:list-item>
                  <text:p text:style-name="P72"/>
                </text:list-item>
                <text:list-item>
                  <text:p text:style-name="P72">r o1 &amp;&amp; e &amp;&amp; p</text:p>
                </text:list-item>
                <text:list-item>
                  <text:p text:style-name="P72">pushd C:\WORKS_2\Utils\shortcuts\proj_FX &amp;&amp; end_apps.bat</text:p>
                </text:list-item>
                <text:list-item>
                  <text:p text:style-name="P73"/>
                </text:list-item>
              </text:list>
            </text:list-item>
          </text:list>
        </text:list-item>
        <text:list-item>
          <text:p text:style-name="P72">close apps</text:p>
          <text:list>
            <text:list-item>
              <text:p text:style-name="P72">pushd C:\WORKS_2\Utils\shortcuts\proj_FX</text:p>
            </text:list-item>
            <text:list-item>
              <text:p text:style-name="P72">end_apps.bat</text:p>
            </text:list-item>
            <text:list-item>
              <text:p text:style-name="P74"/>
            </text:list-item>
          </text:list>
        </text:list-item>
        <text:list-item>
          <text:p text:style-name="P72">close</text:p>
          <text:list>
            <text:list-item>
              <text:p text:style-name="P72">folders</text:p>
            </text:list-item>
            <text:list-item>
              <text:p text:style-name="P72"><text:soft-page-break/>browser</text:p>
            </text:list-item>
            <text:list-item>
              <text:p text:style-name="P72">server</text:p>
            </text:list-item>
            <text:list-item>
              <text:p text:style-name="P72">email</text:p>
            </text:list-item>
          </text:list>
        </text:list-item>
        <text:list-item>
          <text:p text:style-name="P77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5863600319989681937" text:style-name="L30">
        <text:list-item>
          <text:p text:style-name="P21">git</text:p>
          <text:list>
            <text:list-item>
              <text:p text:style-name="P21">commit</text:p>
            </text:list-item>
          </text:list>
        </text:list-item>
        <text:list-item>
          <text:p text:style-name="P21">move “@@@”</text:p>
        </text:list-item>
        <text:list-item>
          <text:p text:style-name="P21">DUP : template</text:p>
        </text:list-item>
        <text:list-item>
          <text:p text:style-name="P21">delete</text:p>
          <text:list>
            <text:list-item>
              <text:p text:style-name="P21">log folders (gen-ed in this session)</text:p>
            </text:list-item>
          </text:list>
        </text:list-item>
        <text:list-item>
          <text:p text:style-name="P21">close apps</text:p>
          <text:list>
            <text:list-item>
              <text:p text:style-name="P21">eclipse</text:p>
            </text:list-item>
            <text:list-item>
              <text:p text:style-name="P21">server</text:p>
            </text:list-item>
            <text:list-item>
              <text:p text:style-name="P21">web page</text:p>
              <text:list>
                <text:list-item>
                  <text:p text:style-name="P21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1">folders</text:p>
            </text:list-item>
            <text:list-item>
              <text:p text:style-name="P21">mt4 tra<text:span text:style-name="T14">ding tool</text:span></text:p>
            </text:list-item>
            <text:list-item>
              <text:p text:style-name="P22">image files</text:p>
            </text:list-item>
          </text:list>
        </text:list-item>
        <text:list-item>
          <text:p text:style-name="P21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4">pushd C:\WORKS_2\Utils\shortcuts\proj_FX &amp;&amp; end_apps.bat</text:p>
            <text:p text:style-name="P14"/>
          </table:table-cell>
        </table:table-row>
      </table:table>
      <text:p text:style-name="P1"/>
      <text:list xml:id="list33615025" text:continue-numbering="true" text:style-name="L30">
        <text:list-item>
          <text:list>
            <text:list-item>
              <text:p text:style-name="P21">close</text:p>
            </text:list-item>
            <text:list-item>
              <text:p text:style-name="P21">console window</text:p>
            </text:list-item>
            <text:list-item>
              <text:p text:style-name="P21">this</text:p>
            </text:list-item>
          </text:list>
        </text:list-item>
      </text:list>
      <text:p text:style-name="P1">/ <text:span text:style-name="T4">------------------------------------------------------- [STEPS : closing : fx] 20191006_101533 /</text:span></text:p>
      <text:p text:style-name="P1"><text:soft-page-break/></text:p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20T13:40:56.22</dc:date>
    <meta:editing-duration>P2DT7H3M52S</meta:editing-duration>
    <meta:editing-cycles>229</meta:editing-cycles>
    <meta:generator>OpenOffice/4.1.3$Win32 OpenOffice.org_project/413m1$Build-9783</meta:generator>
    <dc:creator>iwabuchi ken</dc:creator>
    <meta:document-statistic meta:table-count="7" meta:image-count="0" meta:object-count="0" meta:page-count="22" meta:paragraph-count="476" meta:word-count="2643" meta:character-count="16222"/>
  </office:meta>
</office:document-meta>
</file>